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b6dca" officeooo:paragraph-rsid="001b6dca"/>
    </style:style>
    <style:style style:name="P2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7e0e" officeooo:paragraph-rsid="001b7e0e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officeooo:rsid="001b7e0e" officeooo:paragraph-rsid="001c990d"/>
    </style:style>
    <style:style style:name="P4" style:family="paragraph" style:parent-style-name="Preformatted_20_Text">
      <style:paragraph-properties fo:text-align="start" style:justify-single-word="false"/>
      <style:text-properties officeooo:paragraph-rsid="001c990d"/>
    </style:style>
    <style:style style:name="T1" style:family="text">
      <style:text-properties officeooo:rsid="001c75c4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c990d"/>
    </style:style>
    <style:style style:name="T4" style:family="text">
      <style:text-properties fo:language="fr" fo:country="FR" officeooo:rsid="0024aa61"/>
    </style:style>
    <style:style style:name="T5" style:family="text">
      <style:text-properties officeooo:rsid="001e5d8e"/>
    </style:style>
    <style:style style:name="T6" style:family="text">
      <style:text-properties officeooo:rsid="0020473a"/>
    </style:style>
    <style:style style:name="T7" style:family="text">
      <style:text-properties officeooo:rsid="0020c2b9"/>
    </style:style>
    <style:style style:name="T8" style:family="text">
      <style:text-properties officeooo:rsid="00214341"/>
    </style:style>
    <style:style style:name="T9" style:family="text">
      <style:text-properties officeooo:rsid="00265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Des </text:span>équipes <text:span text:style-name="T9">diverses</text:span></text:p>
      <text:p text:style-name="P1"/>
      <text:p text:style-name="P3">Parmi les agents de l’OPL, <text:span text:style-name="T1">il existe de nombreuses équipes dont les rôles diverges. Chaque équipe est spécialisée dans un domaine :</text:span></text:p>
      <text:p text:style-name="P4"><text:span text:style-name="T1">- </text:span><text:bookmark text:name="tw-target-text"/><text:span text:style-name="T1">mise en quarantaine et </text:span><text:span text:style-name="T2">endiguemen</text:span><text:span text:style-name="T3">t </text:span><text:span text:style-name="T4">(MQE)</text:span></text:p>
      <text:p text:style-name="P3">- <text:span text:style-name="T5">destruction (D)</text:span></text:p>
      <text:p text:style-name="P3">- <text:span text:style-name="T5">recherche (R)</text:span></text:p>
      <text:p text:style-name="P3">- <text:span text:style-name="T5">nettoyage (N)</text:span></text:p>
      <text:p text:style-name="P3">- <text:span text:style-name="T6">gestion des foules (GF)</text:span></text:p>
      <text:p text:style-name="P3">- <text:span text:style-name="T7">technique de construction (TC)</text:span></text:p>
      <text:p text:style-name="P3">- <text:span text:style-name="T8">technique informatique (T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2:18:59.212639091</dc:date>
    <meta:editing-duration>PT12M47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55" meta:character-count="326" meta:non-whitespace-character-count="280"/>
  </office:meta>
</office:document-meta>
</file>